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4B080829FC05E8F5203.png" manifest:media-type="image/png"/>
  <manifest:file-entry manifest:full-path="Pictures/1000000100000320000003209ED909940D3B09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051426"/>
    </style:style>
    <style:style style:name="gr1" style:family="graphic" style:parent-style-name="standard">
      <style:graphic-properties draw:fill-color="#81d41a" draw:textarea-horizontal-align="justify" draw:textarea-vertical-align="middle" draw:auto-grow-height="false" fo:min-height="2.925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07cm" fo:min-width="3.627cm"/>
      <style:paragraph-properties style:writing-mode="lr-tb"/>
    </style:style>
    <style:style style:name="gr3" style:family="graphic" style:parent-style-name="objectwithoutfill">
      <style:graphic-properties draw:marker-end="Arrowheads_20_19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7.37cm" fo:min-width="7.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25cm"/>
      <style:paragraph-properties style:writing-mode="lr-tb"/>
    </style:style>
    <style:style style:name="gr6" style:family="graphic" style:parent-style-name="objectwithoutfill">
      <style:graphic-properties draw:stroke="dash" draw:stroke-dash="Double_20_Dash" draw:marker-end="Arrowheads_20_19" draw:marker-end-width="0.3cm" svg:stroke-linecap="butt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55cm" fo:min-width="2.99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7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2.29cm" fo:min-width="2.993cm"/>
      <style:paragraph-properties style:writing-mode="lr-tb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1.655cm" fo:min-width="2.993cm"/>
      <style:paragraph-properties style:writing-mode="lr-tb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2.29cm" fo:min-width="2.993cm"/>
      <style:paragraph-properties style:writing-mode="lr-tb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1.655cm" fo:min-width="2.993cm"/>
      <style:paragraph-properties style:writing-mode="lr-tb"/>
    </style:style>
    <style:style style:name="gr15" style:family="graphic" style:parent-style-name="standard">
      <style:graphic-properties svg:stroke-color="#ff8000" draw:marker-start="Arrowheads_20_7" draw:marker-start-width="0.3cm" draw:marker-end="Arrowheads_20_8" draw:marker-end-width="0.3cm" draw:textarea-vertical-align="middle"/>
    </style:style>
    <style:style style:name="gr16" style:family="graphic" style:parent-style-name="standard">
      <style:graphic-properties svg:stroke-color="#ff5429" svg:stroke-opacity="50%" draw:fill="solid" draw:fill-color="#ffbf00" draw:opacity="100%" draw:textarea-horizontal-align="justify" draw:textarea-vertical-align="middle" draw:auto-grow-height="false" fo:min-height="2.607cm" fo:min-width="2.357cm"/>
      <style:paragraph-properties style:writing-mode="lr-tb"/>
    </style:style>
    <style:style style:name="gr17" style:family="graphic" style:parent-style-name="standard">
      <style:graphic-properties svg:stroke-color="#ff5429" svg:stroke-opacity="50%" draw:fill="solid" draw:fill-color="#ffbf00" draw:opacity="100%" draw:textarea-horizontal-align="justify" draw:textarea-vertical-align="middle" draw:auto-grow-height="false" fo:min-height="1.655cm" fo:min-width="1.405cm"/>
      <style:paragraph-properties style:writing-mode="lr-tb"/>
    </style:style>
    <style:style style:name="gr18" style:family="graphic" style:parent-style-name="standard">
      <style:graphic-properties svg:stroke-color="#ff8000" draw:marker-start="Arrowheads_20_3" draw:marker-start-width="0.3cm" draw:marker-end="Arrowheads_20_4" draw:marker-end-width="0.3cm" draw:textarea-vertical-align="middle"/>
    </style:style>
    <style:style style:name="gr19" style:family="graphic" style:parent-style-name="standard">
      <style:graphic-properties svg:stroke-color="#ff8000" draw:marker-start="Arrowheads_20_5" draw:marker-start-width="0.3cm" draw:marker-end="Arrowheads_20_6" draw:marker-end-width="0.3cm" draw:textarea-vertical-align="middle"/>
    </style:style>
    <style:style style:name="gr20" style:family="graphic" style:parent-style-name="standard">
      <style:graphic-properties svg:stroke-color="#ff8000" draw:marker-start="Arrowheads_20_9" draw:marker-start-width="0.3cm" draw:marker-end="Arrowheads_20_10" draw:marker-end-width="0.3cm" draw:textarea-vertical-align="middle"/>
    </style:style>
    <style:style style:name="gr21" style:family="graphic" style:parent-style-name="standard">
      <style:graphic-properties svg:stroke-color="#ff8000" draw:marker-start="Arrowheads_20_11" draw:marker-start-width="0.3cm" draw:marker-end="Arrowheads_20_12" draw:marker-end-width="0.3cm" draw:textarea-vertical-align="middle"/>
    </style:style>
    <style:style style:name="gr22" style:family="graphic" style:parent-style-name="standard">
      <style:graphic-properties svg:stroke-color="#ff8000" draw:marker-start="Arrowheads_20_1" draw:marker-start-width="0.3cm" draw:marker-end="Arrowheads_20_2" draw:marker-end-width="0.3cm" draw:textarea-vertical-align="middle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1.655cm" fo:min-width="2.358cm"/>
      <style:paragraph-properties style:writing-mode="lr-tb"/>
    </style:style>
    <style:style style:name="gr24" style:family="graphic" style:parent-style-name="standard">
      <style:graphic-properties draw:fill-color="#ffff00" draw:textarea-horizontal-align="justify" draw:textarea-vertical-align="middle" draw:auto-grow-height="false" fo:min-height="1.02cm" fo:min-width="2.35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2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1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2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loext:graphic-properties draw:fill="solid" draw:fill-color="#ffbf00" draw:opacity="100%"/>
      <style:paragraph-properties fo:text-align="center" style:writing-mode="lr-tb"/>
      <style:text-properties fo:font-size="18pt"/>
    </style:style>
    <style:style style:name="P16" style:family="paragraph">
      <loext:graphic-properties draw:fill-color="#81d41a"/>
      <style:paragraph-properties fo:text-align="center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18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3.175cm" svg:x="18.78cm" svg:y="2.905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2.857cm" svg:x="3.858cm" svg:y="2.905cm">
          <text:p text:style-name="P1">min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85cm" svg:y1="3.54cm" svg:x2="18.78cm" svg:y2="3.54cm">
          <text:p/>
        </draw:line>
        <draw:custom-shape draw:style-name="gr4" draw:text-style-name="P5" draw:layer="layout" svg:width="7.62cm" svg:height="7.62cm" svg:x="9.572cm" svg:y="4.492cm">
          <text:p text:style-name="P4"><text:span text:style-name="T1">{</text:span></text:p>
          <text:p text:style-name="P4"><text:span text:style-name="T1"><text:s text:c="2"/></text:span><text:span text:style-name="T1">"id": 0,</text:span></text:p>
          <text:p text:style-name="P4"><text:span text:style-name="T1"><text:s text:c="2"/></text:span><text:span text:style-name="T1">"method": "getblocktemplate",</text:span></text:p>
          <text:p text:style-name="P4"><text:span text:style-name="T1"><text:s text:c="2"/></text:span><text:span text:style-name="T1">"params":</text:span></text:p>
          <text:p text:style-name="P4"><text:span text:style-name="T1"><text:s text:c="4"/></text:span><text:span text:style-name="T1">[{</text:span></text:p>
          <text:p text:style-name="P4"><text:span text:style-name="T1"><text:s text:c="6"/></text:span><text:span text:style-name="T1">"mode": "template",</text:span></text:p>
          <text:p text:style-name="P4"><text:span text:style-name="T1"><text:s text:c="6"/></text:span><text:span text:style-name="T1">"capabilities": [</text:span></text:p>
          <text:p text:style-name="P4"><text:span text:style-name="T1"><text:s text:c="8"/></text:span><text:span text:style-name="T1">"coinbasetxn",</text:span></text:p>
          <text:p text:style-name="P4"><text:span text:style-name="T1"><text:s text:c="8"/></text:span><text:span text:style-name="T1">"workid", </text:span></text:p>
          <text:p text:style-name="P4"><text:span text:style-name="T1"><text:s text:c="8"/>“</text:span><text:span text:style-name="T1">coinbase/append"</text:span></text:p>
          <text:p text:style-name="P4"><text:span text:style-name="T1"><text:s text:c="6"/></text:span><text:span text:style-name="T1">],</text:span></text:p>
          <text:p text:style-name="P4"><text:span text:style-name="T1"><text:s text:c="4"/></text:span><text:span text:style-name="T1">}]</text:span></text:p>
          <text:p text:style-name="P4"><text:span text:style-name="T1">}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425cm" svg:height="0.806cm" svg:x="10.525cm" svg:y="2.587cm">
          <draw:text-box>
            <text:p><text:span text:style-name="T2">getblocktemplate</text:span><text:span text:style-name="T1"> req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2.54cm" svg:height="3.175cm" svg:x="18.78cm" svg:y="2.906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2.857cm" svg:x="3.858cm" svg:y="2.906cm">
          <text:p text:style-name="P1">miner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985cm" svg:y1="3.541cm" svg:x2="18.78cm" svg:y2="3.541cm">
          <text:p/>
        </draw:line>
        <draw:custom-shape draw:style-name="gr4" draw:text-style-name="P8" draw:layer="layout" svg:width="7.62cm" svg:height="7.62cm" svg:x="9.572cm" svg:y="5.127cm">
          <text:p text:style-name="P7"><text:span text:style-name="T3">{</text:span></text:p>
          <text:p text:style-name="P7"><text:span text:style-name="T3"><text:s text:c="2"/></text:span><text:span text:style-name="T3">"result": {</text:span></text:p>
          <text:p text:style-name="P7"><text:span text:style-name="T3"><text:s text:c="6"/></text:span><text:span text:style-name="T3">"coinbasetxn": {</text:span></text:p>
          <text:p text:style-name="P7"><text:span text:style-name="T3"><text:s text:c="8"/></text:span><text:span text:style-name="T3">"data": "..."</text:span></text:p>
          <text:p text:style-name="P7"><text:span text:style-name="T3"><text:s text:c="6"/></text:span><text:span text:style-name="T3">},</text:span></text:p>
          <text:p text:style-name="P7"><text:span text:style-name="T3"><text:s text:c="6"/></text:span><text:span text:style-name="T3">"previousblockhash": "000...",</text:span></text:p>
          <text:p text:style-name="P7"><text:span text:style-name="T3"><text:s text:c="6"/></text:span><text:span text:style-name="T3">"transactions": [],</text:span></text:p>
          <text:p text:style-name="P7"><text:span text:style-name="T3"><text:s text:c="6"/></text:span><text:span text:style-name="T3">"expires": 120,</text:span></text:p>
          <text:p text:style-name="P7"><text:span text:style-name="T3"><text:s text:c="6"/></text:span><text:span text:style-name="T3">"target": "000...fff",</text:span></text:p>
          <text:p text:style-name="P7"><text:span text:style-name="T3"><text:s text:c="6"/></text:span><text:span text:style-name="T3">"longpollid": "some gibberish",</text:span></text:p>
          <text:p text:style-name="P7"><text:span text:style-name="T3"><text:s text:c="6"/></text:span><text:span text:style-name="T3">"height": 23957,</text:span></text:p>
          <text:p text:style-name="P7"><text:span text:style-name="T3"><text:s text:c="6"/></text:span><text:span text:style-name="T3">"version": 2,</text:span></text:p>
          <text:p text:style-name="P7"><text:span text:style-name="T3"><text:s text:c="6"/></text:span><text:span text:style-name="T3">"curtime": 1346886758,</text:span></text:p>
          <text:p text:style-name="P7"><text:span text:style-name="T3"><text:s text:c="6"/></text:span><text:span text:style-name="T3">"mutable": ["coinbase/append"],</text:span></text:p>
          <text:p text:style-name="P7"><text:span text:style-name="T3"><text:s text:c="6"/></text:span><text:span text:style-name="T3">"bits": "ffff001d"</text:span></text:p>
          <text:p text:style-name="P7"><text:span text:style-name="T3"><text:s text:c="2"/></text:span><text:span text:style-name="T3">},</text:span></text:p>
          <text:p text:style-name="P7"><text:span text:style-name="T3"><text:s text:c="2"/></text:span><text:span text:style-name="T3">"id": 0</text:span></text:p>
          <text:p text:style-name="P7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5.425cm" svg:height="0.806cm" svg:x="10.525cm" svg:y="2.588cm">
          <draw:text-box>
            <text:p><text:span text:style-name="T2">getblocktemplate</text:span><text:span text:style-name="T1"> req</text:span></text:p>
          </draw:text-box>
        </draw:frame>
        <draw:line draw:style-name="gr3" draw:text-style-name="P3" draw:layer="layout" svg:x1="18.78cm" svg:y1="4.492cm" svg:x2="7.985cm" svg:y2="4.492cm">
          <text:p/>
        </draw:line>
        <draw:frame draw:style-name="gr7" draw:text-style-name="P6" draw:layer="layout" svg:width="5.4cm" svg:height="0.806cm" svg:x="10.497cm" svg:y="3.686cm">
          <draw:text-box>
            <text:p><text:span text:style-name="T2">getblocktemplate</text:span><text:span text:style-name="T1"> res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2.54cm" svg:height="3.175cm" svg:x="18.78cm" svg:y="2.907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2.857cm" svg:x="3.858cm" svg:y="2.907cm">
          <text:p text:style-name="P1">miner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493cm" svg:height="1.905cm" svg:x="4.175cm" svg:y="6.397cm">
          <text:p text:style-name="P9"><text:span text:style-name="T4">NONCE =</text:span><text:span text:style-name="T5"> ?</text:span></text:p>
          <text:p text:style-name="P9"><text:span text:style-name="T4">COINBASE DATA = </text:span><text:span text:style-name="T6">?</text:span></text:p>
          <text:p text:style-name="P9"><text:span text:style-name="T4">TIMESTAMP</text:span><text:span text:style-name="T6"> = ?</text:span></text:p>
          <text:p text:style-name="P9"><text:span text:style-name="T4">BLOCK# </text:span><text:span text:style-name="T6">= ?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09cm" svg:height="1.209cm" draw:transform="rotate (-2.1544344286618) translate (9.342cm 8.246cm)">
          <draw:image xlink:href="Pictures/1000000100000320000003209ED909940D3B0983.png" xlink:type="simple" xlink:show="embed" xlink:actuate="onLoad" draw:mime-type="image/png">
            <text:p/>
          </draw:image>
        </draw:frame>
        <draw:custom-shape draw:style-name="gr8" draw:text-style-name="P10" draw:layer="layout" svg:width="3.493cm" svg:height="1.905cm" svg:x="4.175cm" svg:y="8.302cm">
          <text:p text:style-name="P9"><text:span text:style-name="T5">Tx 0 (coinbase)</text:span></text:p>
          <text:p text:style-name="P9"><text:span text:style-name="T5">Tx 1</text:span></text:p>
          <text:p text:style-name="P9"><text:span text:style-name="T5">Tx 2</text:span></text:p>
          <text:p text:style-name="P9"><text:span text:style-name="T5">…</text:span></text:p>
          <text:p text:style-name="P9"><text:span text:style-name="T5">Tx 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85cm" svg:y1="3.616cm" svg:x2="18.78cm" svg:y2="3.616cm">
          <text:p/>
        </draw:line>
        <draw:frame draw:style-name="gr10" draw:text-style-name="P6" draw:layer="layout" svg:width="4.27cm" svg:height="0.806cm" svg:x="11.16cm" svg:y="2.587cm">
          <draw:text-box>
            <text:p><text:span text:style-name="T2">submitblock</text:span><text:span text:style-name="T1"> req</text:span></text:p>
          </draw:text-box>
        </draw:frame>
        <draw:custom-shape draw:style-name="gr11" draw:text-style-name="P11" draw:layer="layout" svg:width="3.493cm" svg:height="2.54cm" svg:x="11.16cm" svg:y="4.175cm">
          <text:p text:style-name="P9"><text:span text:style-name="T2">share</text:span></text:p>
          <text:p text:style-name="P9"><text:span text:style-name="T4"/></text:p>
          <text:p text:style-name="P9"><text:span text:style-name="T4">NONCE =</text:span><text:span text:style-name="T5"> A</text:span></text:p>
          <text:p text:style-name="P9"><text:span text:style-name="T4">COINBASE DATA = </text:span><text:span text:style-name="T6">B</text:span></text:p>
          <text:p text:style-name="P9"><text:span text:style-name="T4">TIMESTAMP</text:span><text:span text:style-name="T6"> = C</text:span></text:p>
          <text:p text:style-name="P9"><text:span text:style-name="T4">BLOCK# </text:span><text:span text:style-name="T6">= D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493cm" svg:height="1.905cm" svg:x="11.16cm" svg:y="6.715cm">
          <text:p text:style-name="P9"><text:span text:style-name="T5">Tx 0 (coinbase)</text:span></text:p>
          <text:p text:style-name="P9"><text:span text:style-name="T5">Tx 1</text:span></text:p>
          <text:p text:style-name="P9"><text:span text:style-name="T5">Tx 2</text:span></text:p>
          <text:p text:style-name="P9"><text:span text:style-name="T5">…</text:span></text:p>
          <text:p text:style-name="P9"><text:span text:style-name="T5">Tx 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draw:layer="layout" svg:width="2.54cm" svg:height="3.175cm" svg:x="18.78cm" svg:y="2.907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2.857cm" svg:x="3.858cm" svg:y="2.907cm">
          <text:p text:style-name="P1">min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85cm" svg:y1="3.616cm" svg:x2="18.78cm" svg:y2="3.616cm">
          <text:p/>
        </draw:line>
        <draw:frame draw:style-name="gr10" draw:text-style-name="P6" draw:layer="layout" svg:width="4.27cm" svg:height="0.806cm" svg:x="11.16cm" svg:y="2.587cm">
          <draw:text-box>
            <text:p><text:span text:style-name="T2">submitblock</text:span><text:span text:style-name="T1"> req</text:span></text:p>
          </draw:text-box>
        </draw:frame>
        <draw:custom-shape draw:style-name="gr13" draw:text-style-name="P12" draw:layer="layout" svg:width="3.493cm" svg:height="2.54cm" svg:x="11.16cm" svg:y="4.175cm">
          <text:p text:style-name="P9"><text:span text:style-name="T2">block</text:span></text:p>
          <text:p text:style-name="P9"><text:span text:style-name="T4"/></text:p>
          <text:p text:style-name="P9"><text:span text:style-name="T4">NONCE =</text:span><text:span text:style-name="T5"> X</text:span></text:p>
          <text:p text:style-name="P9"><text:span text:style-name="T4">COINBASE DATA =</text:span><text:span text:style-name="T6"> Y</text:span></text:p>
          <text:p text:style-name="P9"><text:span text:style-name="T4">TIMESTAMP</text:span><text:span text:style-name="T6"> = W</text:span></text:p>
          <text:p text:style-name="P9"><text:span text:style-name="T4">BLOCK# </text:span><text:span text:style-name="T6">= Z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493cm" svg:height="1.905cm" svg:x="11.16cm" svg:y="6.715cm">
          <text:p text:style-name="P9"><text:span text:style-name="T5">Tx 0 (coinbase)</text:span></text:p>
          <text:p text:style-name="P9"><text:span text:style-name="T5">Tx 1</text:span></text:p>
          <text:p text:style-name="P9"><text:span text:style-name="T5">Tx 2</text:span></text:p>
          <text:p text:style-name="P9"><text:span text:style-name="T5">…</text:span></text:p>
          <text:p text:style-name="P9"><text:span text:style-name="T5">Tx N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15" draw:text-style-name="P13" draw:layer="layout" svg:x1="20.686cm" svg:y1="2.894cm" svg:x2="25.131cm" svg:y2="3.529cm">
          <text:p/>
        </draw:line>
        <draw:line draw:style-name="gr15" draw:text-style-name="P13" draw:layer="layout" svg:x1="20.686cm" svg:y1="11.784cm" svg:x2="25.131cm" svg:y2="10.832cm">
          <text:p/>
        </draw:line>
        <draw:custom-shape draw:style-name="gr16" draw:text-style-name="P15" draw:layer="layout" svg:width="2.857cm" svg:height="2.857cm" svg:x="14.969cm" svg:y="6.081cm">
          <text:p text:style-name="P14"><text:span text:style-name="T7">bitcoind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905cm" svg:height="1.905cm" svg:x="18.779cm" svg:y="2.271cm">
          <text:p text:style-name="P14"><text:span text:style-name="T7">pe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905cm" svg:height="1.905cm" svg:x="21.319cm" svg:y="6.716cm">
          <text:p text:style-name="P14"><text:span text:style-name="T7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905cm" svg:height="1.905cm" svg:x="18.779cm" svg:y="10.526cm">
          <text:p text:style-name="P14"><text:span text:style-name="T7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3" draw:layer="layout" svg:x1="16.239cm" svg:y1="6.081cm" svg:x2="18.779cm" svg:y2="3.223cm">
          <text:p/>
        </draw:line>
        <draw:line draw:style-name="gr19" draw:text-style-name="P13" draw:layer="layout" svg:x1="16.239cm" svg:y1="8.938cm" svg:x2="18.779cm" svg:y2="11.478cm">
          <text:p/>
        </draw:line>
        <draw:line draw:style-name="gr15" draw:text-style-name="P13" draw:layer="layout" svg:x1="20.684cm" svg:y1="3.223cm" svg:x2="22.271cm" svg:y2="6.716cm">
          <text:p/>
        </draw:line>
        <draw:line draw:style-name="gr20" draw:text-style-name="P13" draw:layer="layout" svg:x1="22.271cm" svg:y1="8.621cm" svg:x2="20.684cm" svg:y2="11.478cm">
          <text:p/>
        </draw:line>
        <draw:line draw:style-name="gr21" draw:text-style-name="P13" draw:layer="layout" svg:x1="19.731cm" svg:y1="4.176cm" svg:x2="19.731cm" svg:y2="10.526cm">
          <text:p/>
        </draw:line>
        <draw:line draw:style-name="gr15" draw:text-style-name="P13" draw:layer="layout" svg:x1="19.731cm" svg:y1="2.271cm" svg:x2="20.366cm" svg:y2="0.366cm">
          <text:p/>
        </draw:line>
        <draw:custom-shape draw:style-name="gr1" draw:text-style-name="P16" draw:layer="layout" svg:width="2.54cm" svg:height="3.175cm" svg:x="8.62cm" svg:y="5.761cm">
          <text:p text:style-name="P14"><text:span text:style-name="T7">pool</text:span></text:p>
          <text:p text:style-name="P14"><text:span text:style-name="T7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4.127cm" svg:height="2.857cm" svg:x="1.318cm" svg:y="5.762cm">
          <text:p text:style-name="P14"><text:span text:style-name="T7">miner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0.722cm" svg:height="0.722cm" svg:x="8.533cm" svg:y="9.168cm">
          <draw:image xlink:href="Pictures/10000001000004B0000004B080829FC05E8F5203.png" xlink:type="simple" xlink:show="embed" xlink:actuate="onLoad" draw:mime-type="image/png">
            <text:p/>
          </draw:image>
        </draw:frame>
        <draw:frame draw:style-name="gr9" draw:text-style-name="P3" draw:layer="layout" svg:width="0.722cm" svg:height="0.722cm" svg:x="9.485cm" svg:y="9.168cm">
          <draw:image xlink:href="Pictures/10000001000004B0000004B080829FC05E8F5203.png" xlink:type="simple" xlink:show="embed" xlink:actuate="onLoad" draw:mime-type="image/png">
            <text:p/>
          </draw:image>
        </draw:frame>
        <draw:frame draw:style-name="gr9" draw:text-style-name="P3" draw:layer="layout" svg:width="0.722cm" svg:height="0.722cm" svg:x="10.438cm" svg:y="9.168cm">
          <draw:image xlink:href="Pictures/10000001000004B0000004B080829FC05E8F5203.png" xlink:type="simple" xlink:show="embed" xlink:actuate="onLoad" draw:mime-type="image/png">
            <text:p/>
          </draw:image>
        </draw:frame>
        <draw:line draw:style-name="gr22" draw:text-style-name="P13" draw:layer="layout" svg:x1="17.827cm" svg:y1="7.667cm" svg:x2="21.32cm" svg:y2="7.667cm">
          <text:p/>
        </draw:line>
        <draw:line draw:style-name="gr22" draw:text-style-name="P13" draw:layer="layout" svg:x1="23.224cm" svg:y1="7.667cm" svg:x2="27.987cm" svg:y2="7.667cm">
          <text:p/>
        </draw:line>
        <draw:line draw:style-name="gr15" draw:text-style-name="P13" draw:layer="layout" svg:x1="20.686cm" svg:y1="14.652cm" svg:x2="19.733cm" svg:y2="12.43cm">
          <text:p/>
        </draw:line>
        <draw:custom-shape draw:style-name="gr23" draw:text-style-name="P12" draw:layer="layout" svg:width="2.858cm" svg:height="1.905cm" svg:x="15.287cm" svg:y="9.572cm">
          <text:p text:style-name="P9"><text:span text:style-name="T8">block</text:span></text:p>
          <text:p text:style-name="P9"><text:span text:style-name="T4"/></text:p>
          <text:p text:style-name="P9"><text:span text:style-name="T9">NONCE =</text:span><text:span text:style-name="T10"> X</text:span></text:p>
          <text:p text:style-name="P9"><text:span text:style-name="T9">COINBASE DATA =</text:span><text:span text:style-name="T11"> Y</text:span></text:p>
          <text:p text:style-name="P9"><text:span text:style-name="T9">TIMESTAMP</text:span><text:span text:style-name="T11"> = W</text:span></text:p>
          <text:p text:style-name="P9"><text:span text:style-name="T9">BLOCK# </text:span><text:span text:style-name="T11">=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858cm" svg:height="1.27cm" svg:x="15.287cm" svg:y="11.477cm">
          <text:p text:style-name="P17"><text:span text:style-name="T10">Tx 0 (coinbase)</text:span></text:p>
          <text:p text:style-name="P17"><text:span text:style-name="T10">Tx 1</text:span></text:p>
          <text:p text:style-name="P17"><text:span text:style-name="T10">Tx 2</text:span></text:p>
          <text:p text:style-name="P17"><text:span text:style-name="T10">…</text:span></text:p>
          <text:p text:style-name="P17"><text:span text:style-name="T10">Tx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2.858cm" svg:height="1.905cm" svg:x="15.287cm" svg:y="1.952cm">
          <text:p text:style-name="P9"><text:span text:style-name="T8">block</text:span></text:p>
          <text:p text:style-name="P9"><text:span text:style-name="T4"/></text:p>
          <text:p text:style-name="P9"><text:span text:style-name="T9">NONCE =</text:span><text:span text:style-name="T10"> X</text:span></text:p>
          <text:p text:style-name="P9"><text:span text:style-name="T9">COINBASE DATA =</text:span><text:span text:style-name="T11"> Y</text:span></text:p>
          <text:p text:style-name="P9"><text:span text:style-name="T9">TIMESTAMP</text:span><text:span text:style-name="T11"> = W</text:span></text:p>
          <text:p text:style-name="P9"><text:span text:style-name="T9">BLOCK# </text:span><text:span text:style-name="T11">=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858cm" svg:height="1.27cm" svg:x="15.287cm" svg:y="3.857cm">
          <text:p text:style-name="P17"><text:span text:style-name="T10">Tx 0 (coinbase)</text:span></text:p>
          <text:p text:style-name="P17"><text:span text:style-name="T10">Tx 1</text:span></text:p>
          <text:p text:style-name="P17"><text:span text:style-name="T10">Tx 2</text:span></text:p>
          <text:p text:style-name="P17"><text:span text:style-name="T10">…</text:span></text:p>
          <text:p text:style-name="P17"><text:span text:style-name="T10">Tx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2.858cm" svg:height="1.905cm" svg:x="21.319cm" svg:y="1.952cm">
          <text:p text:style-name="P9"><text:span text:style-name="T8">block</text:span></text:p>
          <text:p text:style-name="P9"><text:span text:style-name="T4"/></text:p>
          <text:p text:style-name="P9"><text:span text:style-name="T9">NONCE =</text:span><text:span text:style-name="T10"> X</text:span></text:p>
          <text:p text:style-name="P9"><text:span text:style-name="T9">COINBASE DATA =</text:span><text:span text:style-name="T11"> Y</text:span></text:p>
          <text:p text:style-name="P9"><text:span text:style-name="T9">TIMESTAMP</text:span><text:span text:style-name="T11"> = W</text:span></text:p>
          <text:p text:style-name="P9"><text:span text:style-name="T9">BLOCK# </text:span><text:span text:style-name="T11">=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858cm" svg:height="1.27cm" svg:x="21.319cm" svg:y="3.857cm">
          <text:p text:style-name="P17"><text:span text:style-name="T10">Tx 0 (coinbase)</text:span></text:p>
          <text:p text:style-name="P17"><text:span text:style-name="T10">Tx 1</text:span></text:p>
          <text:p text:style-name="P17"><text:span text:style-name="T10">Tx 2</text:span></text:p>
          <text:p text:style-name="P17"><text:span text:style-name="T10">…</text:span></text:p>
          <text:p text:style-name="P17"><text:span text:style-name="T10">Tx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2.858cm" svg:height="1.905cm" svg:x="21.542cm" svg:y="9.572cm">
          <text:p text:style-name="P9"><text:span text:style-name="T8">block</text:span></text:p>
          <text:p text:style-name="P9"><text:span text:style-name="T4"/></text:p>
          <text:p text:style-name="P9"><text:span text:style-name="T9">NONCE =</text:span><text:span text:style-name="T10"> X</text:span></text:p>
          <text:p text:style-name="P9"><text:span text:style-name="T9">COINBASE DATA =</text:span><text:span text:style-name="T11"> Y</text:span></text:p>
          <text:p text:style-name="P9"><text:span text:style-name="T9">TIMESTAMP</text:span><text:span text:style-name="T11"> = W</text:span></text:p>
          <text:p text:style-name="P9"><text:span text:style-name="T9">BLOCK# </text:span><text:span text:style-name="T11">=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858cm" svg:height="1.27cm" svg:x="21.542cm" svg:y="11.477cm">
          <text:p text:style-name="P17"><text:span text:style-name="T10">Tx 0 (coinbase)</text:span></text:p>
          <text:p text:style-name="P17"><text:span text:style-name="T10">Tx 1</text:span></text:p>
          <text:p text:style-name="P17"><text:span text:style-name="T10">Tx 2</text:span></text:p>
          <text:p text:style-name="P17"><text:span text:style-name="T10">…</text:span></text:p>
          <text:p text:style-name="P17"><text:span text:style-name="T10">Tx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16cm" svg:y1="7.032cm" svg:x2="14.97cm" svg:y2="7.032cm">
          <text:p/>
        </draw:line>
        <draw:frame draw:style-name="gr25" draw:text-style-name="P20" draw:layer="layout" svg:width="2.661cm" svg:height="0.806cm" svg:x="11.477cm" svg:y="6.226cm">
          <draw:text-box>
            <text:p text:style-name="P19"><text:span text:style-name="T4">submitblock</text:span><text:span text:style-name="T5"> req</text:span></text:p>
          </draw:text-box>
        </draw:frame>
        <draw:custom-shape draw:style-name="gr23" draw:text-style-name="P12" draw:layer="layout" svg:width="2.858cm" svg:height="1.905cm" svg:x="11.477cm" svg:y="7.35cm">
          <text:p text:style-name="P9"><text:span text:style-name="T8">block</text:span></text:p>
          <text:p text:style-name="P9"><text:span text:style-name="T4"/></text:p>
          <text:p text:style-name="P9"><text:span text:style-name="T9">NONCE =</text:span><text:span text:style-name="T10"> X</text:span></text:p>
          <text:p text:style-name="P9"><text:span text:style-name="T9">COINBASE DATA =</text:span><text:span text:style-name="T11"> Y</text:span></text:p>
          <text:p text:style-name="P9"><text:span text:style-name="T9">TIMESTAMP</text:span><text:span text:style-name="T11"> = W</text:span></text:p>
          <text:p text:style-name="P9"><text:span text:style-name="T9">BLOCK# </text:span><text:span text:style-name="T11">=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858cm" svg:height="1.27cm" svg:x="11.477cm" svg:y="9.255cm">
          <text:p text:style-name="P17"><text:span text:style-name="T10">Tx 0 (coinbase)</text:span></text:p>
          <text:p text:style-name="P17"><text:span text:style-name="T10">Tx 1</text:span></text:p>
          <text:p text:style-name="P17"><text:span text:style-name="T10">Tx 2</text:span></text:p>
          <text:p text:style-name="P17"><text:span text:style-name="T10">…</text:span></text:p>
          <text:p text:style-name="P17"><text:span text:style-name="T10">Tx 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01:19:05.325233175</meta:creation-date>
    <dc:date>2023-11-23T21:15:43.579617958</dc:date>
    <meta:editing-duration>PT2H44M58S</meta:editing-duration>
    <meta:editing-cycles>37</meta:editing-cycles>
    <meta:generator>LibreOffice/7.4.7.2$Linux_X86_64 LibreOffice_project/40$Build-2</meta:generator>
    <meta:document-statistic meta:object-count="59"/>
  </office:meta>
</office:document-meta>
</file>